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687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dlib.h&gt;</text:p>
      <text:p text:style-name="Standard">#include &lt;string.h&gt;</text:p>
      <text:p text:style-name="Standard">#include &lt;png.h&gt;</text:p>
      <text:p text:style-name="Standard">#include &lt;jpeglib.h&gt;</text:p>
      <text:p text:style-name="Standard"/>
      <text:p text:style-name="Standard">// Función para ajustar el brillo y el contraste de una imagen PNG</text:p>
      <text:p text:style-name="Standard">void adjust_brightness_contrast_png(png_bytep data, int width, int height, int brightness, int contrast) {</text:p>
      <text:p text:style-name="Standard"><text:s text:c="4"/>// Iterar a través de los píxeles de la imagen</text:p>
      <text:p text:style-name="Standard"><text:s text:c="4"/>for (int y = 0; y &lt; height; y++) {</text:p>
      <text:p text:style-name="Standard"><text:s text:c="8"/>for (int x = 0; x &lt; width; x++) {</text:p>
      <text:p text:style-name="Standard"><text:s text:c="12"/>// Iterar a través de los componentes de color (R, G, B)</text:p>
      <text:p text:style-name="Standard"><text:s text:c="12"/>for (int c = 0; c &lt; 3; c++) {</text:p>
      <text:p text:style-name="Standard"><text:s text:c="16"/>// Calcular el índice del píxel en el arreglo de datos</text:p>
      <text:p text:style-name="Standard"><text:s text:c="16"/>int index = (y * width + x) * 3 + c;</text:p>
      <text:p text:style-name="Standard"><text:s text:c="16"/>// Aplicar el ajuste de brillo y contraste</text:p>
      <text:p text:style-name="Standard"><text:s text:c="16"/>int new_value = data[index] * contrast / 100 + brightness;</text:p>
      <text:p text:style-name="Standard"><text:s text:c="16"/>// Asegurarse de que el valor esté en el rango [0, 255]</text:p>
      <text:p text:style-name="Standard"><text:s text:c="16"/>if (new_value &lt; 0) {</text:p>
      <text:p text:style-name="Standard"><text:s text:c="20"/>new_value = 0;</text:p>
      <text:p text:style-name="Standard"><text:s text:c="16"/>} else if (new_value &gt; 255) {</text:p>
      <text:p text:style-name="Standard"><text:s text:c="20"/>new_value = 255;</text:p>
      <text:p text:style-name="Standard"><text:s text:c="16"/>}</text:p>
      <text:p text:style-name="Standard"><text:s text:c="16"/>// Actualizar el valor del píxel</text:p>
      <text:p text:style-name="Standard"><text:s text:c="16"/>data[index] = (png_byte)new_value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// Función para procesar una imagen PNG</text:p>
      <text:p text:style-name="Standard">void process_png_image(const char* input_filename, const char* output_filename, int brightness, int contrast) {</text:p>
      <text:p text:style-name="Standard"><text:s text:c="4"/>// Abrir archivos de entrada y salida</text:p>
      <text:p text:style-name="Standard"><text:s text:c="4"/>FILE* infile = fopen(input_filename, "rb");</text:p>
      <text:p text:style-name="Standard"><text:s text:c="4"/>FILE* outfile = fopen(output_filename, "wb");</text:p>
      <text:p text:style-name="Standard"/>
      <text:p text:style-name="Standard"><text:s text:c="4"/>// Manejo de errores si no se pueden abrir los archivos</text:p>
      <text:p text:style-name="Standard"><text:s text:c="4"/>if (!infile || !outfile) {</text:p>
      <text:p text:style-name="Standard"><text:s text:c="8"/>fprintf(stderr, "Error al abrir archivos de entrada/salida.\n");</text:p>
      <text:p text:style-name="Standard"><text:s text:c="8"/>return;</text:p>
      <text:p text:style-name="Standard"><text:s text:c="4"/>}</text:p>
      <text:p text:style-name="Standard"/>
      <text:p text:style-name="Standard"><text:s text:c="4"/>// Crear estructuras PNG para lectura y escritura</text:p>
      <text:p text:style-name="Standard"><text:s text:c="4"/>png_structp png = png_create_read_struct(PNG_LIBPNG_VER_STRING, NULL, NULL, NULL);</text:p>
      <text:p text:style-name="Standard"><text:s text:c="4"/>if (!png) {</text:p>
      <text:p text:style-name="Standard"><text:s text:c="8"/>fprintf(stderr, "Error al crear la estructura de lectura PNG.\n");</text:p>
      <text:p text:style-name="Standard"><text:s text:c="8"/>fclose(infile);</text:p>
      <text:p text:style-name="Standard"><text:s text:c="8"/>fclose(outfile);</text:p>
      <text:p text:style-name="Standard"><text:soft-page-break/><text:s text:c="8"/>return;</text:p>
      <text:p text:style-name="Standard"><text:s text:c="4"/>}</text:p>
      <text:p text:style-name="Standard"/>
      <text:p text:style-name="Standard"><text:s text:c="4"/>png_infop info = png_create_info_struct(png);</text:p>
      <text:p text:style-name="Standard"><text:s text:c="4"/>if (!info) {</text:p>
      <text:p text:style-name="Standard"><text:s text:c="8"/>fprintf(stderr, "Error al crear la estructura de información PNG.\n");</text:p>
      <text:p text:style-name="Standard"><text:s text:c="8"/>png_destroy_read_struct(&amp;png, (png_infopp)NULL, (png_infopp)NULL);</text:p>
      <text:p text:style-name="Standard"><text:s text:c="8"/>fclose(infile);</text:p>
      <text:p text:style-name="Standard"><text:s text:c="8"/>fclose(outfile);</text:p>
      <text:p text:style-name="Standard"><text:s text:c="8"/>return;</text:p>
      <text:p text:style-name="Standard"><text:s text:c="4"/>}</text:p>
      <text:p text:style-name="Standard"/>
      <text:p text:style-name="Standard"><text:s text:c="4"/>// Configurar la lectura y escritura PNG</text:p>
      <text:p text:style-name="Standard"><text:s text:c="4"/>png_init_io(png, infile);</text:p>
      <text:p text:style-name="Standard"><text:s text:c="4"/>png_read_info(png, info);</text:p>
      <text:p text:style-name="Standard"/>
      <text:p text:style-name="Standard"><text:s text:c="4"/>int width = png_get_image_width(png, info);</text:p>
      <text:p text:style-name="Standard"><text:s text:c="4"/>int height = png_get_image_height(png, info);</text:p>
      <text:p text:style-name="Standard"/>
      <text:p text:style-name="Standard"><text:s text:c="4"/>// Alojar memoria para almacenar las filas de la imagen</text:p>
      <text:p text:style-name="Standard"><text:s text:c="4"/>png_bytep* row_pointers = (png_bytep*)malloc(sizeof(png_bytep) * height);</text:p>
      <text:p text:style-name="Standard"><text:s text:c="4"/>for (int y = 0; y &lt; height; y++) {</text:p>
      <text:p text:style-name="Standard"><text:s text:c="8"/>row_pointers[y] = (png_bytep)malloc(png_get_rowbytes(png, info));</text:p>
      <text:p text:style-name="Standard"><text:s text:c="8"/>png_read_row(png, row_pointers[y], NULL);</text:p>
      <text:p text:style-name="Standard"><text:s text:c="4"/>}</text:p>
      <text:p text:style-name="Standard"/>
      <text:p text:style-name="Standard"><text:s text:c="4"/>// Aplicar el ajuste de brillo y contraste a la imagen</text:p>
      <text:p text:style-name="Standard"><text:s text:c="4"/>for (int y = 0; y &lt; height; y++) {</text:p>
      <text:p text:style-name="Standard"><text:s text:c="8"/>adjust_brightness_contrast_png(row_pointers[y], width, height, brightness, contrast);</text:p>
      <text:p text:style-name="Standard"><text:s text:c="4"/>}</text:p>
      <text:p text:style-name="Standard"/>
      <text:p text:style-name="Standard"><text:s text:c="4"/>// Configurar la escritura PNG</text:p>
      <text:p text:style-name="Standard"><text:s text:c="4"/>png_init_io(png, outfile);</text:p>
      <text:p text:style-name="Standard"><text:s text:c="4"/>png_set_IHDR(png, info, width, height, 8, PNG_COLOR_TYPE_RGB, PNG_INTERLACE_NONE, PNG_COMPRESSION_TYPE_DEFAULT, PNG_FILTER_TYPE_DEFAULT);</text:p>
      <text:p text:style-name="Standard"/>
      <text:p text:style-name="Standard"><text:s text:c="4"/>png_write_info(png, info);</text:p>
      <text:p text:style-name="Standard"/>
      <text:p text:style-name="Standard"><text:s text:c="4"/>// Escribir las filas procesadas en la imagen de salida</text:p>
      <text:p text:style-name="Standard"><text:s text:c="4"/>for (int y = 0; y &lt; height; y++) {</text:p>
      <text:p text:style-name="Standard"><text:s text:c="8"/>png_write_row(png, row_pointers[y]);</text:p>
      <text:p text:style-name="Standard"><text:s text:c="4"/>}</text:p>
      <text:p text:style-name="Standard"/>
      <text:p text:style-name="Standard"><text:s text:c="4"/>png_write_end(png, NULL);</text:p>
      <text:p text:style-name="Standard"/>
      <text:p text:style-name="Standard"><text:s text:c="4"/>// Liberar memoria y cerrar archivos</text:p>
      <text:p text:style-name="Standard"><text:s text:c="4"/>for (int y = 0; y &lt; height; y++) {</text:p>
      <text:p text:style-name="Standard"><text:s text:c="8"/>free(row_pointers[y]);</text:p>
      <text:p text:style-name="Standard"><text:soft-page-break/><text:s text:c="4"/>}</text:p>
      <text:p text:style-name="Standard"><text:s text:c="4"/>free(row_pointers);</text:p>
      <text:p text:style-name="Standard"/>
      <text:p text:style-name="Standard"><text:s text:c="4"/>png_destroy_read_struct(&amp;png, &amp;info, (png_infopp)NULL);</text:p>
      <text:p text:style-name="Standard"/>
      <text:p text:style-name="Standard"><text:s text:c="4"/>fclose(infile);</text:p>
      <text:p text:style-name="Standard"><text:s text:c="4"/>fclose(outfile);</text:p>
      <text:p text:style-name="Standard">}</text:p>
      <text:p text:style-name="Standard"/>
      <text:p text:style-name="Standard">// Función para ajustar el brillo y el contraste de una imagen JPEG</text:p>
      <text:p text:style-name="Standard">void adjust_brightness_contrast_jpeg(JSAMPROW data, int width, int brightness, int contrast) {</text:p>
      <text:p text:style-name="Standard"><text:s text:c="4"/>// Iterar a través de los píxeles de la imagen</text:p>
      <text:p text:style-name="Standard"><text:s text:c="4"/>for (int x = 0; x &lt; width) {</text:p>
      <text:p text:style-name="Standard"><text:s text:c="8"/>// Iterar a través de los componentes de color (R, G, B)</text:p>
      <text:p text:style-name="Standard"><text:s text:c="8"/>for (int c = 0; c &lt; 3; c++) {</text:p>
      <text:p text:style-name="Standard"><text:s text:c="12"/>// Calcular el índice del píxel en el arreglo de datos</text:p>
      <text:p text:style-name="Standard"><text:s text:c="12"/>int index = x * 3 + c;</text:p>
      <text:p text:style-name="Standard"><text:s text:c="12"/>// Aplicar el ajuste de brillo y contraste</text:p>
      <text:p text:style-name="Standard"><text:s text:c="12"/>int new_value = data[index] * contrast / 100 + brightness;</text:p>
      <text:p text:style-name="Standard"><text:s text:c="12"/>// Asegurarse de que el valor esté en el rango [0, 255]</text:p>
      <text:p text:style-name="Standard"><text:s text:c="12"/>if (new_value &lt; 0) {</text:p>
      <text:p text:style-name="Standard"><text:s text:c="16"/>new_value = 0;</text:p>
      <text:p text:style-name="Standard"><text:s text:c="12"/>} else if (new_value &gt; 255) {</text:p>
      <text:p text:style-name="Standard"><text:s text:c="16"/>new_value = 255;</text:p>
      <text:p text:style-name="Standard"><text:s text:c="12"/>}</text:p>
      <text:p text:style-name="Standard"><text:s text:c="12"/>// Actualizar el valor del píxel</text:p>
      <text:p text:style-name="Standard"><text:s text:c="12"/>data[index] = (JSAMPLE)new_value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// Función para procesar una imagen JPEG</text:p>
      <text:p text:style-name="Standard">void process_jpeg_image(const char* input_filename, const char* output_filename, int brightness, int contrast) {</text:p>
      <text:p text:style-name="Standard"><text:s text:c="4"/>// Estructuras JPEG para lectura y escritura</text:p>
      <text:p text:style-name="Standard"><text:s text:c="4"/>struct jpeg_decompress_struct cinfo_in;</text:p>
      <text:p text:style-name="Standard"><text:s text:c="4"/>struct jpeg_error_mgr jerr_in;</text:p>
      <text:p text:style-name="Standard"><text:s text:c="4"/>struct jpeg_compress_struct cinfo_out;</text:p>
      <text:p text:style-name="Standard"><text:s text:c="4"/>struct jpeg_error_mgr jerr_out;</text:p>
      <text:p text:style-name="Standard"><text:s text:c="4"/>FILE* infile = fopen(input_filename, "rb");</text:p>
      <text:p text:style-name="Standard"><text:s text:c="4"/>FILE* outfile = fopen(output_filename, "wb");</text:p>
      <text:p text:style-name="Standard"/>
      <text:p text:style-name="Standard"><text:s text:c="4"/>// Manejo de errores si no se pueden abrir los archivos</text:p>
      <text:p text:style-name="Standard"><text:s text:c="4"/>if (!infile || !outfile) {</text:p>
      <text:p text:style-name="Standard"><text:s text:c="8"/>fprintf(stderr, "Error al abrir archivos de entrada/salida.\n");</text:p>
      <text:p text:style-name="Standard"><text:s text:c="8"/>return;</text:p>
      <text:p text:style-name="Standard"><text:s text:c="4"/>}</text:p>
      <text:p text:style-name="Standard"/>
      <text:p text:style-name="Standard"><text:s text:c="4"/>// Configurar las estructuras JPEG para lectura y escritura</text:p>
      <text:p text:style-name="Standard"><text:soft-page-break/><text:s text:c="4"/>cinfo_in.err = jpeg_std_error(&amp;jerr_in);</text:p>
      <text:p text:style-name="Standard"><text:s text:c="4"/>jpeg_create_decompress(&amp;cinfo_in);</text:p>
      <text:p text:style-name="Standard"><text:s text:c="4"/>jpeg_stdio_src(&amp;cinfo_in, infile);</text:p>
      <text:p text:style-name="Standard"><text:s text:c="4"/>jpeg_read_header(&amp;cinfo_in, TRUE);</text:p>
      <text:p text:style-name="Standard"><text:s text:c="4"/>jpeg_start_decompress(&amp;cinfo_in);</text:p>
      <text:p text:style-name="Standard"/>
      <text:p text:style-name="Standard"><text:s text:c="4"/>int width = cinfo_in.output_width;</text:p>
      <text:p text:style-name="Standard"><text:s text:c="4"/>int height = cinfo_in.output_height;</text:p>
      <text:p text:style-name="Standard"/>
      <text:p text:style-name="Standard"><text:s text:c="4"/>cinfo_out.err = jpeg_std_error(&amp;jerr_out);</text:p>
      <text:p text:style-name="Standard"><text:s text:c="4"/>jpeg_create_compress(&amp;cinfo_out);</text:p>
      <text:p text:style-name="Standard"><text:s text:c="4"/>jpeg_stdio_dest(&amp;cinfo_out, outfile);</text:p>
      <text:p text:style-name="Standard"/>
      <text:p text:style-name="Standard"><text:s text:c="4"/>cinfo_out.image_width = width;</text:p>
      <text:p text:style-name="Standard"><text:s text:c="4"/>cinfo_out.image_height = height;</text:p>
      <text:p text:style-name="Standard"><text:s text:c="4"/>cinfo_out.input_components = 3;</text:p>
      <text:p text:style-name="Standard"><text:s text:c="4"/>cinfo_out.in_color_space = JCS_RGB;</text:p>
      <text:p text:style-name="Standard"><text:s text:c="4"/>jpeg_set_defaults(&amp;cinfo_out);</text:p>
      <text:p text:style-name="Standard"><text:s text:c="4"/>jpeg_set_quality(&amp;cinfo_out, 100, TRUE);</text:p>
      <text:p text:style-name="Standard"><text:s text:c="4"/>jpeg_start_compress(&amp;cinfo_out, TRUE);</text:p>
      <text:p text:style-name="Standard"/>
      <text:p text:style-name="Standard"><text:s text:c="4"/>while (cinfo_in.output_scanline &lt; cinfo_in.output_height) {</text:p>
      <text:p text:style-name="Standard"><text:s text:c="8"/>JSAMPROW row_pointer[1];</text:p>
      <text:p text:style-name="Standard"><text:s text:c="8"/>row_pointer[0] = (JSAMPROW)malloc(cinfo_in.output_width * cinfo_in.output_components);</text:p>
      <text:p text:style-name="Standard"/>
      <text:p text:style-name="Standard"><text:s text:c="8"/>jpeg_read_scanlines(&amp;cinfo_in, row_pointer, 1);</text:p>
      <text:p text:style-name="Standard"/>
      <text:p text:style-name="Standard"><text:s text:c="8"/>// Aplicar el ajuste de brillo y contraste a la fila actual</text:p>
      <text:p text:style-name="Standard"><text:s text:c="8"/>adjust_brightness_contrast_jpeg(row_pointer[0], width, brightness, contrast);</text:p>
      <text:p text:style-name="Standard"/>
      <text:p text:style-name="Standard"><text:s text:c="8"/>jpeg_write_scanlines(&amp;cinfo_out, row_pointer, 1);</text:p>
      <text:p text:style-name="Standard"/>
      <text:p text:style-name="Standard"><text:s text:c="8"/>free(row_pointer[0]);</text:p>
      <text:p text:style-name="Standard"><text:s text:c="4"/>}</text:p>
      <text:p text:style-name="Standard"/>
      <text:p text:style-name="Standard"><text:s text:c="4"/>jpeg_finish_compress(&amp;cinfo_out);</text:p>
      <text:p text:style-name="Standard"><text:s text:c="4"/>jpeg_destroy_compress(&amp;cinfo_out);</text:p>
      <text:p text:style-name="Standard"><text:s text:c="4"/>jpeg_finish_decompress(&amp;cinfo_in);</text:p>
      <text:p text:style-name="Standard"><text:s text:c="4"/>jpeg_destroy_decompress(&amp;cinfo_in);</text:p>
      <text:p text:style-name="Standard"/>
      <text:p text:style-name="Standard"><text:s text:c="4"/>// Cerrar archivos</text:p>
      <text:p text:style-name="Standard"><text:s text:c="4"/>fclose(infile);</text:p>
      <text:p text:style-name="Standard"><text:s text:c="4"/>fclose(outfile);</text:p>
      <text:p text:style-name="Standard">}</text:p>
      <text:p text:style-name="Standard"/>
      <text:p text:style-name="Standard">int main(int argc, char* argv[]) {</text:p>
      <text:p text:style-name="Standard"><text:s text:c="4"/>if (argc != 5) {</text:p>
      <text:p text:style-name="Standard"><text:s text:c="8"/>fprintf(stderr, "Uso: %s &lt;input.png/jpeg&gt; &lt;output.png/jpeg&gt; &lt;brightness&gt; &lt;contrast&gt;\n", argv[0]);</text:p>
      <text:p text:style-name="Standard"><text:s text:c="8"/>return 1;</text:p>
      <text:p text:style-name="Standard"><text:soft-page-break/><text:s text:c="4"/>}</text:p>
      <text:p text:style-name="Standard"/>
      <text:p text:style-name="Standard"><text:s text:c="4"/>const char* input_filename = argv[1];</text:p>
      <text:p text:style-name="Standard"><text:s text:c="4"/>const const char* output_filename = argv[2];</text:p>
      <text:p text:style-name="Standard"><text:s text:c="4"/>int brightness = atoi(argv[3]);</text:p>
      <text:p text:style-name="Standard"><text:s text:c="4"/>int contrast = atoi(argv[4<text:span text:style-name="T1">]</text:span>);</text:p>
      <text:p text:style-name="Standard"/>
      <text:p text:style-name="Standard"><text:s text:c="4"/>// Determinar el tipo de archivo de entrada y procesar la imagen correspondiente</text:p>
      <text:p text:style-name="Standard"><text:s text:c="4"/>if (strstr(input_filename, ".png") || strstr(input_filename, ".PNG")) {</text:p>
      <text:p text:style-name="Standard"><text:s text:c="8"/>process_png_image(input_filename, output_filename, brightness, contrast);</text:p>
      <text:p text:style-name="Standard"><text:s text:c="4"/>} else if (strstr(input_filename, ".jpg") || strstr(input_filename, ".jpeg") || strstr(input_filename, ".JPG") || strstr(input_filename, ".JPEG")) {</text:p>
      <text:p text:style-name="Standard"><text:s text:c="8"/>process_jpeg_image(input_filename, output_filename, brightness, contrast);</text:p>
      <text:p text:style-name="Standard"><text:s text:c="4"/>} else {</text:p>
      <text:p text:style-name="Standard"><text:s text:c="8"/>fprintf(stderr, "El formato de archivo no es compatible. Use archivos PNG o JPEG.\n");</text:p>
      <text:p text:style-name="Standard"><text:s text:c="8"/>return 1;</text:p>
      <text:p text:style-name="Standard"><text:s text:c="4"/>}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0:43:48.120462935</meta:creation-date>
    <dc:date>2023-10-20T20:45:20.535191849</dc:date>
    <meta:editing-duration>PT1M34S</meta:editing-duration>
    <meta:editing-cycles>1</meta:editing-cycles>
    <meta:document-statistic meta:table-count="0" meta:image-count="0" meta:object-count="0" meta:page-count="5" meta:paragraph-count="177" meta:word-count="856" meta:character-count="7403" meta:non-whitespace-character-count="5668"/>
    <meta:generator>LibreOffice/7.3.7.2$Linux_X86_64 LibreOffice_project/30$Build-2</meta:generator>
  </office:meta>
</office:document-meta>
</file>